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6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40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style-name="ce25" office:value-type="string">
            <text:p>Sunwall Outpost</text:p>
          </table:table-cell>
          <table:table-cell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4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06/15/2010</text:date>, <text:time>10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15T10:24:44</dc:date>
    <dc:language>fr-FR</dc:language>
    <meta:editing-cycles>82</meta:editing-cycles>
    <meta:editing-duration>PT69H01M59S</meta:editing-duration>
    <meta:document-statistic meta:table-count="3" meta:cell-count="236" meta:object-count="0"/>
    <meta:user-defined meta:name="Info 1"/>
    <meta:user-defined meta:name="Info 2"/>
    <meta:user-defined meta:name="Info 3"/>
    <meta:user-defined meta:name="Info 4"/>
  </office:meta>
</office:document-meta>
</file>